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4cm" fo:padding-bottom="0.14cm" fo:padding-left="0.28cm" fo:padding-right="0.28cm" fo:wrap-option="wrap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stroke="none" draw:fill="none" draw:textarea-horizontal-align="left" draw:textarea-vertical-align="middle" draw:auto-grow-height="true" draw:auto-grow-width="false" fo:padding-top="0.14cm" fo:padding-bottom="0.14cm" fo:padding-left="0.28cm" fo:padding-right="0.28cm" fo:wrap-option="wrap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Default_7e_LT_7e_Gliederung_20_1">
      <style:graphic-properties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標準_7e_LT_7e_Gliederung_20_1">
      <style:graphic-properties fo:min-height="13.609cm"/>
    </style:style>
    <style:style style:name="pr7" style:family="presentation" style:parent-style-name="Blue-標準_7e_LT_7e_Untertitel">
      <style:graphic-properties draw:fill-color="#ffffff" fo:min-height="17.93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  <style:text-properties fo:color="#ffffff" fo:font-size="47pt" style:font-size-asian="47pt" style:font-size-complex="47pt"/>
    </style:style>
    <style:style style:name="P3" style:family="paragraph">
      <style:paragraph-properties fo:margin-left="0cm" fo:margin-right="0cm" fo:margin-top="0.233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family="Caribli" style:font-family-asian="Caribli"/>
    </style:style>
    <style:style style:name="P7" style:family="paragraph">
      <style:paragraph-properties fo:text-align="start"/>
    </style:style>
    <style:style style:name="T1" style:family="text">
      <style:text-properties fo:color="#ffffff" style:text-line-through-style="none" style:text-position="0% 100%" fo:font-family="'Gill Sans MT'" fo:font-size="47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47pt" style:font-style-asian="normal" style:font-weight-asian="normal" style:font-size-complex="47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35pt" style:language-asian="ja" style:country-asian="JP" style:font-style-asian="normal" style:font-weight-asian="normal" style:font-size-complex="35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Gill Sans MT'" fo:font-size="3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5pt" style:font-style-asian="normal" style:font-weight-asian="normal" style:font-size-complex="35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Gill Sans MT'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HGｺﾞｼｯｸE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6" style:family="text">
      <style:text-properties fo:font-family="Caribli" style:font-family-asian="Caribli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name="タイトル 1" presentation:style-name="pr1" draw:text-style-name="P2" draw:layer="layout" svg:width="25.202cm" svg:height="2.27cm" svg:x="0cm" svg:y="0.731cm" presentation:class="title" presentation:user-transformed="true">
          <draw:text-box>
            <text:p text:style-name="P1"><text:span text:style-name="T1">CPU</text:span><text:span text:style-name="T1">実験</text:span><text:span text:style-name="T1">mul4</text:span><text:span text:style-name="T1">班</text:span></text:p>
          </draw:text-box>
        </draw:frame>
        <draw:frame draw:name="サブタイトル 2" draw:style-name="gr1" draw:text-style-name="P4" draw:layer="layout" svg:width="25.202cm" svg:height="13.86cm" svg:x="0cm" svg:y="4.912cm">
          <draw:text-box>
            <text:p text:style-name="P3"><text:span text:style-name="T2">相馬悠紀</text:span><text:span text:style-name="T3">(</text:span><text:span text:style-name="T2">シミュレータ</text:span><text:span text:style-name="T3">)</text:span></text:p>
            <text:p text:style-name="P3"><text:span text:style-name="T2">中川翔太</text:span><text:span text:style-name="T3">(FPU)</text:span></text:p>
            <text:p text:style-name="P3"><text:span text:style-name="T2">林周斗</text:span><text:span text:style-name="T3">(</text:span><text:span text:style-name="T2">コンパイラ</text:span><text:span text:style-name="T3">)</text:span></text:p>
            <text:p text:style-name="P3"><text:span text:style-name="T2">室屋晃子</text:span><text:span text:style-name="T3">(</text:span><text:span text:style-name="T2">コア</text:span><text:span text:style-name="T3">)</text:span></text:p>
            <text:p text:style-name="P3"><text:span text:style-name="T3"/></text:p>
            <text:p text:style-name="P3"><text:span text:style-name="T4">12/18</text:span><text:span text:style-name="T5">発表者 中川翔太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Simulator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2nd用のアセンブラ書いた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ライブラリを2ndの実装に合わせて高速化</text:p>
                  </text:list-item>
                  <text:list-item>
                    <text:p>シミュレーターに追加する機能考え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FPU</text:p>
          </draw:text-box>
        </draw:frame>
        <draw:frame presentation:style-name="pr4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fmulの動作周波数をあげようした。</text:p>
                  </text:list-item>
                  <text:list-item>
                    <text:p>テストベンチと繋げたときに、200MHzになるようなクロック制約でTiming errorが出ないfaddを書いた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fmulを修正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コンパイラ</text:p>
          </draw:text-box>
        </draw:frame>
        <draw:frame presentation:style-name="pr6" draw:text-style-name="P6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<text:span text:style-name="T6">先週やったこと</text:span></text:p>
                <text:list>
                  <text:list-item>
                    <text:p><text:span text:style-name="T6">アセンブリ生存解析のバグ修正</text:span></text:p>
                  </text:list-item>
                  <text:list-item>
                    <text:p><text:span text:style-name="T6">最適化（主なもの）</text:span></text:p>
                    <text:list>
                      <text:list-item>
                        <text:p><text:span text:style-name="T6">LetTuple</text:span><text:span text:style-name="T6">に対する</text:span><text:span text:style-name="T6">β</text:span><text:span text:style-name="T6">簡約</text:span></text:p>
                      </text:list-item>
                      <text:list-item>
                        <text:p><text:span text:style-name="T6">if</text:span><text:span text:style-name="T6">文前定義の</text:span><text:span text:style-name="T6">then-else</text:span><text:span text:style-name="T6">節吸収</text:span></text:p>
                      </text:list-item>
                      <text:list-item>
                        <text:p><text:span text:style-name="T6">アセンブリレベルでのコピー伝播</text:span></text:p>
                      </text:list-item>
                      <text:list-item>
                        <text:p><text:span text:style-name="T6">アセンブリレベルでの定数伝播</text:span></text:p>
                      </text:list-item>
                    </text:list>
                  </text:list-item>
                  <text:list-item>
                    <text:p><text:span text:style-name="T6">12.17</text:span><text:span text:style-name="T6">億命令 → </text:span><text:span text:style-name="T6">11.67</text:span><text:span text:style-name="T6">億命令</text:span></text:p>
                  </text:list-item>
                </text:list>
              </text:list-item>
              <text:list-item>
                <text:p><text:span text:style-name="T6">今週やること</text:span></text:p>
                <text:list>
                  <text:list-item>
                    <text:p><text:span text:style-name="T6">最適化の続き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>
        <office:forms form:automatic-focus="false" form:apply-design-mode="false"/>
        <draw:frame presentation:style-name="pr7" draw:layer="layout" svg:width="25.199cm" svg:height="17.935cm" svg:x="1.401cm" svg:y="0.838cm">
          <draw:text-box>
            <text:p text:style-name="P7">Core</text:p>
            <text:p text:style-name="P7"/>
            <text:p text:style-name="P7">先週やったこと</text:p>
            <text:p text:style-name="P7"><text:s/>- アセンブラが完成したので、コアの実機テスト</text:p>
            <text:p text:style-name="P7"><text:s/>- 確率的に実行結果が変わる</text:p>
            <text:p text:style-name="P7"><text:s/>- 何ビットか間違った命令をロードしている</text:p>
            <text:p text:style-name="P7"/>
            <text:p text:style-name="P7">これからやること</text:p>
            <text:p text:style-name="P7"><text:s/>- 引き続きバグの原因を探して、完動させる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10-23T11:47:53</meta:creation-date>
    <dc:language>fi-FI</dc:language>
    <meta:editing-cycles>5</meta:editing-cycles>
    <meta:editing-duration>PT01H42M41S</meta:editing-duration>
    <meta:initial-creator>chro96 </meta:initial-creator>
    <dc:date>2012-12-18T11:07:23</dc:date>
    <dc:creator>chro96 </dc:creator>
    <meta:document-statistic meta:object-count="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